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ccc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oice LDO's</text:h>
      <text:p text:style-name="Standard"/>
      <text:p text:style-name="Standard">The 3.3V ON <text:s/>LDO's are small and cheap. Still can be controlled. </text:p>
      <text:p text:style-name="Standard">150mA should be sufficient to drive a number of external I2C devices that have for standard operations currents <text:s/>&lt;&lt; 10mA</text:p>
      <text:p text:style-name="Standard"/>
      <text:p text:style-name="Standard">The maximal voltage for these LDO's are 5.5 V ( operational voltage, 6V absolute max ) </text:p>
      <text:p text:style-name="Standard">To get some margin a <text:s/>1N4448 ( 500mA ) <text:s/>is placed in front of all the LDO's </text:p>
      <text:p text:style-name="Standard">expected current &lt; 300mA , <text:s/>.3 * 1.5 = .450 mW </text:p>
      <text:p text:style-name="Standard"/>
      <text:p text:style-name="Standard">need 1uF at the ouput <text:s/>/ input </text:p>
      <text:p text:style-name="Standard"/>
      <text:h text:style-name="Heading_20_3" text:outline-level="3">Temperature allert .</text:h>
      <text:p text:style-name="Standard">The enable input of U1 <text:s/>is connected to the temperature allert output of the AT30TSE752. This is done via a resistor so the function can be "removed", <text:line-break/></text:p>
      <text:p text:style-name="Standard"/>
      <text:h text:style-name="Heading_20_2" text:outline-level="2">I2C <text:s/>circuits</text:h>
      <text:p text:style-name="Standard"/>
      <text:h text:style-name="Heading_20_3" text:outline-level="3">PCA9517A buffer: (obsolete) <text:s text:c="3"/></text:h>
      <text:p text:style-name="P1">Was a consideration for only 2 I2C busses. </text:p>
      <text:p text:style-name="P1">If the power on the external buffer is switched off the I2C lines will pull down and it will not be possible to control the MCP23009.</text:p>
      <text:p text:style-name="P1">It is important that the LDO's and the I2C buffers are controlled by the same line, both high. </text:p>
      <text:p text:style-name="P1"/>
      <text:p text:style-name="P1">The PCA9571 can only drive 400pF. <text:s/>Consider to use in series a 82B715D bus extender. <text:line-break/>But the <text:s/>82B715D has no disable function. <text:s/>Didn't find a device that can do both. </text:p>
      <text:p text:style-name="P1"/>
      <text:p text:style-name="P1">PCA9515 was also considered as this has only one power supply but is an "old" <text:s/>device .</text:p>
      <text:p text:style-name="P1">Check if the <text:s/>PCA9571 to replace the level shifter on the analogue board. </text:p>
      <text:p text:style-name="P1"/>
      <text:p text:style-name="P1"/>
      <text:p text:style-name="P1"/>
      <text:p text:style-name="Standard"/>
      <text:h text:style-name="Heading_20_3" text:outline-level="3">P82B715 </text:h>
      <text:p text:style-name="Standard">With V 0.4 <text:s/>it is assumed there are three I2C busses on X1. </text:p>
      <text:p text:style-name="Standard">The SCL_L <text:s/>is used to control the devicies on the card. </text:p>
      <text:p text:style-name="Standard"/>
      <text:p text:style-name="Standard">SCL1in and SCL2in <text:s/>are the busses to communicate with the remote sensors. <text:line-break/>If the power supply on these remote sensors are off , the <text:s/>SCLXin <text:s/>, <text:s text:c="2"/>SDAXin lines will be pulled to zero. <text:s/>The "master" <text:s/>that controls these lines should be able to cope with this. </text:p>
      <text:p text:style-name="Standard"/>
      <text:p text:style-name="Standard">The P82B715 is able to drive a high capacitive load on its LX and LY outputs but has no disable function. </text:p>
      <text:p text:style-name="Standard"/>
      <text:p text:style-name="Standard"><text:soft-page-break/>other option would be TCA4311A or PCA9510A. But these can only drive 400pF altough intended to drive a back plane. <text:s text:c="2"/>These support hot swappable what is what we do. </text:p>
      <text:h text:style-name="Heading_20_2" text:outline-level="2">PCA9557</text:h>
      <text:p text:style-name="Standard">pin assignment is not yet fixed. <text:s/>Depends on the layout. </text:p>
      <text:p text:style-name="Standard">Only IO0 <text:s/>will be fixed to GPIO as this is an open drain. <text:s/>There is a pull up resistor R9 </text:p>
      <text:p text:style-name="Standard"/>
      <text:h text:style-name="Heading_20_1" text:outline-level="1">Programming ID</text:h>
      <text:p text:style-name="Text_20_body">R10 and R11 are there to make it possible to lock and unlock the AT30TSE752 flash. <text:s/>This should contain ID information about this board. <text:s text:c="2"/>Connections have to be made via TP0 and TP1 <text:s/>these have a kind of press fit for std pin headers <text:s text:c="2"/>( square pins)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49M21S</meta:editing-duration>
    <meta:editing-cycles>6</meta:editing-cycles>
    <meta:generator>OpenOffice/4.1.1$Win32 OpenOffice.org_project/411m6$Build-9775</meta:generator>
    <dc:date>2016-06-17T14:44:48.32</dc:date>
    <dc:creator>Wim Beaumont</dc:creator>
    <meta:document-statistic meta:table-count="0" meta:image-count="0" meta:object-count="0" meta:page-count="2" meta:paragraph-count="28" meta:word-count="433" meta:character-count="2327"/>
    <meta:user-defined meta:name="Info 1"/>
    <meta:user-defined meta:name="Info 2"/>
    <meta:user-defined meta:name="Info 3"/>
    <meta:user-defined meta:name="Info 4"/>
  </office:meta>
</office:document-meta>
</file>